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4cm" svg:height="9.004cm" svg:x="13.359cm" svg:y="9.642cm">
            <draw:object draw:notify-on-update-of-ranges="Sheet1.F1:Sheet1.F1 Sheet1.F2:Sheet1.F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73" calcext:value-type="float">
            <text:p>-0,773</text:p>
          </table:table-cell>
          <table:table-cell office:value-type="float" office:value="-1.694" calcext:value-type="float">
            <text:p>-1,694</text:p>
          </table:table-cell>
          <table:table-cell office:value-type="float" office:value="-3.619" calcext:value-type="float">
            <text:p>-3,619</text:p>
          </table:table-cell>
          <table:table-cell office:value-type="float" office:value="0.41" calcext:value-type="float">
            <text:p>0,41</text:p>
          </table:table-cell>
          <table:table-cell office:value-type="float" office:value="2.198" calcext:value-type="float">
            <text:p>2,19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059" calcext:value-type="float">
            <text:p>32,059</text:p>
          </table:table-cell>
          <table:table-cell office:value-type="float" office:value="8.636" calcext:value-type="float">
            <text:p>8,636</text:p>
          </table:table-cell>
          <table:table-cell office:value-type="float" office:value="14.886" calcext:value-type="float">
            <text:p>14,886</text:p>
          </table:table-cell>
          <table:table-cell office:value-type="float" office:value="25.801" calcext:value-type="float">
            <text:p>25,801</text:p>
          </table:table-cell>
          <table:table-cell office:value-type="float" office:value="6.698" calcext:value-type="float">
            <text:p>6,69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simulation.count=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max.iteration.per.temperature=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37" calcext:value-type="float">
            <text:p>18,537</text:p>
          </table:table-cell>
          <table:table-cell office:value-type="float" office:value="31.894" calcext:value-type="float">
            <text:p>31,894</text:p>
          </table:table-cell>
          <table:table-cell office:value-type="float" office:value="28.856" calcext:value-type="float">
            <text:p>28,856</text:p>
          </table:table-cell>
          <table:table-cell office:value-type="float" office:value="21.334" calcext:value-type="float">
            <text:p>21,334</text:p>
          </table:table-cell>
          <table:table-cell office:value-type="float" office:value="7.175" calcext:value-type="float">
            <text:p>7,175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dimensions=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mutations.range=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cooling=liniow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cooling.alpha=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temperature.start=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temperature.end=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result.file=result-liniowy-01.cs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.373" calcext:value-type="float">
            <text:p>-2,373</text:p>
          </table:table-cell>
          <table:table-cell office:value-type="float" office:value="-2.821" calcext:value-type="float">
            <text:p>-2,821</text:p>
          </table:table-cell>
          <table:table-cell office:value-type="float" office:value="7.1" calcext:value-type="float">
            <text:p>7,1</text:p>
          </table:table-cell>
          <table:table-cell office:value-type="float" office:value="4.876" calcext:value-type="float">
            <text:p>4,876</text:p>
          </table:table-cell>
          <table:table-cell office:value-type="float" office:value="3.367" calcext:value-type="float">
            <text:p>3,367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2"/>
          <table:table-cell office:value-type="string" calcext:value-type="string">
            <text:p>k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39" calcext:value-type="float">
            <text:p>-0,239</text:p>
          </table:table-cell>
          <table:table-cell office:value-type="float" office:value="-1.579" calcext:value-type="float">
            <text:p>-1,579</text:p>
          </table:table-cell>
          <table:table-cell office:value-type="float" office:value="5.874" calcext:value-type="float">
            <text:p>5,874</text:p>
          </table:table-cell>
          <table:table-cell office:value-type="float" office:value="7.452" calcext:value-type="float">
            <text:p>7,452</text:p>
          </table:table-cell>
          <table:table-cell office:value-type="float" office:value="3.131" calcext:value-type="float">
            <text:p>3,13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67" calcext:value-type="float">
            <text:p>0,767</text:p>
          </table:table-cell>
          <table:table-cell office:value-type="float" office:value="1.202" calcext:value-type="float">
            <text:p>1,202</text:p>
          </table:table-cell>
          <table:table-cell office:value-type="float" office:value="8.583" calcext:value-type="float">
            <text:p>8,583</text:p>
          </table:table-cell>
          <table:table-cell office:value-type="float" office:value="4.711" calcext:value-type="float">
            <text:p>4,711</text:p>
          </table:table-cell>
          <table:table-cell office:value-type="float" office:value="3.968" calcext:value-type="float">
            <text:p>3,96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7" calcext:value-type="float">
            <text:p>0,767</text:p>
          </table:table-cell>
          <table:table-cell office:value-type="float" office:value="1.202" calcext:value-type="float">
            <text:p>1,202</text:p>
          </table:table-cell>
          <table:table-cell office:value-type="float" office:value="8.583" calcext:value-type="float">
            <text:p>8,583</text:p>
          </table:table-cell>
          <table:table-cell office:value-type="float" office:value="4.711" calcext:value-type="float">
            <text:p>4,711</text:p>
          </table:table-cell>
          <table:table-cell office:value-type="float" office:value="3.968" calcext:value-type="float">
            <text:p>3,96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67" calcext:value-type="float">
            <text:p>0,767</text:p>
          </table:table-cell>
          <table:table-cell office:value-type="float" office:value="1.202" calcext:value-type="float">
            <text:p>1,202</text:p>
          </table:table-cell>
          <table:table-cell office:value-type="float" office:value="8.583" calcext:value-type="float">
            <text:p>8,583</text:p>
          </table:table-cell>
          <table:table-cell office:value-type="float" office:value="4.711" calcext:value-type="float">
            <text:p>4,711</text:p>
          </table:table-cell>
          <table:table-cell office:value-type="float" office:value="3.968" calcext:value-type="float">
            <text:p>3,96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7" calcext:value-type="float">
            <text:p>0,767</text:p>
          </table:table-cell>
          <table:table-cell office:value-type="float" office:value="1.202" calcext:value-type="float">
            <text:p>1,202</text:p>
          </table:table-cell>
          <table:table-cell office:value-type="float" office:value="8.583" calcext:value-type="float">
            <text:p>8,583</text:p>
          </table:table-cell>
          <table:table-cell office:value-type="float" office:value="4.711" calcext:value-type="float">
            <text:p>4,711</text:p>
          </table:table-cell>
          <table:table-cell office:value-type="float" office:value="3.968" calcext:value-type="float">
            <text:p>3,96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" calcext:value-type="float">
            <text:p>0,767</text:p>
          </table:table-cell>
          <table:table-cell office:value-type="float" office:value="1.202" calcext:value-type="float">
            <text:p>1,202</text:p>
          </table:table-cell>
          <table:table-cell office:value-type="float" office:value="8.583" calcext:value-type="float">
            <text:p>8,583</text:p>
          </table:table-cell>
          <table:table-cell office:value-type="float" office:value="4.711" calcext:value-type="float">
            <text:p>4,711</text:p>
          </table:table-cell>
          <table:table-cell office:value-type="float" office:value="3.968" calcext:value-type="float">
            <text:p>3,96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.373" calcext:value-type="float">
            <text:p>69,3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372" calcext:value-type="float">
            <text:p>88,372</text:p>
          </table:table-cell>
          <table:table-cell office:value-type="float" office:value="13.442" calcext:value-type="float">
            <text:p>13,44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7.477" calcext:value-type="float">
            <text:p>77,477</text:p>
          </table:table-cell>
          <table:table-cell office:value-type="float" office:value="63.041" calcext:value-type="float">
            <text:p>63,041</text:p>
          </table:table-cell>
          <table:table-cell office:value-type="float" office:value="79.969" calcext:value-type="float">
            <text:p>79,969</text:p>
          </table:table-cell>
          <table:table-cell office:value-type="float" office:value="13.041" calcext:value-type="float">
            <text:p>13,04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.95" calcext:value-type="float">
            <text:p>66,95</text:p>
          </table:table-cell>
          <table:table-cell office:value-type="float" office:value="100" calcext:value-type="float">
            <text:p>100</text:p>
          </table:table-cell>
          <table:table-cell office:value-type="float" office:value="93.255" calcext:value-type="float">
            <text:p>93,255</text:p>
          </table:table-cell>
          <table:table-cell office:value-type="float" office:value="97.945" calcext:value-type="float">
            <text:p>97,945</text:p>
          </table:table-cell>
          <table:table-cell office:value-type="float" office:value="13.49" calcext:value-type="float">
            <text:p>13,4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571" calcext:value-type="float">
            <text:p>83,571</text:p>
          </table:table-cell>
          <table:table-cell office:value-type="float" office:value="96.638" calcext:value-type="float">
            <text:p>96,638</text:p>
          </table:table-cell>
          <table:table-cell office:value-type="float" office:value="79.947" calcext:value-type="float">
            <text:p>79,947</text:p>
          </table:table-cell>
          <table:table-cell office:value-type="float" office:value="100" calcext:value-type="float">
            <text:p>100</text:p>
          </table:table-cell>
          <table:table-cell office:value-type="float" office:value="13.458" calcext:value-type="float">
            <text:p>13,45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.571" calcext:value-type="float">
            <text:p>83,571</text:p>
          </table:table-cell>
          <table:table-cell office:value-type="float" office:value="96.638" calcext:value-type="float">
            <text:p>96,638</text:p>
          </table:table-cell>
          <table:table-cell office:value-type="float" office:value="79.947" calcext:value-type="float">
            <text:p>79,947</text:p>
          </table:table-cell>
          <table:table-cell office:value-type="float" office:value="100" calcext:value-type="float">
            <text:p>100</text:p>
          </table:table-cell>
          <table:table-cell office:value-type="float" office:value="13.458" calcext:value-type="float">
            <text:p>13,45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.571" calcext:value-type="float">
            <text:p>83,571</text:p>
          </table:table-cell>
          <table:table-cell office:value-type="float" office:value="96.638" calcext:value-type="float">
            <text:p>96,638</text:p>
          </table:table-cell>
          <table:table-cell office:value-type="float" office:value="79.947" calcext:value-type="float">
            <text:p>79,947</text:p>
          </table:table-cell>
          <table:table-cell office:value-type="float" office:value="100" calcext:value-type="float">
            <text:p>100</text:p>
          </table:table-cell>
          <table:table-cell office:value-type="float" office:value="13.458" calcext:value-type="float">
            <text:p>13,45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.571" calcext:value-type="float">
            <text:p>83,571</text:p>
          </table:table-cell>
          <table:table-cell office:value-type="float" office:value="96.638" calcext:value-type="float">
            <text:p>96,638</text:p>
          </table:table-cell>
          <table:table-cell office:value-type="float" office:value="79.947" calcext:value-type="float">
            <text:p>79,947</text:p>
          </table:table-cell>
          <table:table-cell office:value-type="float" office:value="100" calcext:value-type="float">
            <text:p>100</text:p>
          </table:table-cell>
          <table:table-cell office:value-type="float" office:value="13.458" calcext:value-type="float">
            <text:p>13,45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.571" calcext:value-type="float">
            <text:p>83,571</text:p>
          </table:table-cell>
          <table:table-cell office:value-type="float" office:value="96.638" calcext:value-type="float">
            <text:p>96,638</text:p>
          </table:table-cell>
          <table:table-cell office:value-type="float" office:value="79.947" calcext:value-type="float">
            <text:p>79,947</text:p>
          </table:table-cell>
          <table:table-cell office:value-type="float" office:value="100" calcext:value-type="float">
            <text:p>100</text:p>
          </table:table-cell>
          <table:table-cell office:value-type="float" office:value="13.458" calcext:value-type="float">
            <text:p>13,45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571" calcext:value-type="float">
            <text:p>83,571</text:p>
          </table:table-cell>
          <table:table-cell office:value-type="float" office:value="96.638" calcext:value-type="float">
            <text:p>96,638</text:p>
          </table:table-cell>
          <table:table-cell office:value-type="float" office:value="79.947" calcext:value-type="float">
            <text:p>79,947</text:p>
          </table:table-cell>
          <table:table-cell office:value-type="float" office:value="100" calcext:value-type="float">
            <text:p>100</text:p>
          </table:table-cell>
          <table:table-cell office:value-type="float" office:value="13.458" calcext:value-type="float">
            <text:p>13,458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.46" calcext:value-type="float">
            <text:p>69,46</text:p>
          </table:table-cell>
          <table:table-cell office:value-type="float" office:value="97.064" calcext:value-type="float">
            <text:p>97,064</text:p>
          </table:table-cell>
          <table:table-cell office:value-type="float" office:value="61.241" calcext:value-type="float">
            <text:p>61,241</text:p>
          </table:table-cell>
          <table:table-cell office:value-type="float" office:value="90.093" calcext:value-type="float">
            <text:p>90,093</text:p>
          </table:table-cell>
          <table:table-cell office:value-type="float" office:value="12.716" calcext:value-type="float">
            <text:p>12,71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.641" calcext:value-type="float">
            <text:p>88,641</text:p>
          </table:table-cell>
          <table:table-cell office:value-type="float" office:value="85.723" calcext:value-type="float">
            <text:p>85,723</text:p>
          </table:table-cell>
          <table:table-cell office:value-type="float" office:value="86.102" calcext:value-type="float">
            <text:p>86,102</text:p>
          </table:table-cell>
          <table:table-cell office:value-type="float" office:value="99.723" calcext:value-type="float">
            <text:p>99,723</text:p>
          </table:table-cell>
          <table:table-cell office:value-type="float" office:value="13.453" calcext:value-type="float">
            <text:p>13,45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869" calcext:value-type="float">
            <text:p>12,869</text:p>
          </table:table-cell>
          <table:table-cell office:value-type="float" office:value="-12.951" calcext:value-type="float">
            <text:p>-12,951</text:p>
          </table:table-cell>
          <table:table-cell office:value-type="float" office:value="0.702" calcext:value-type="float">
            <text:p>0,702</text:p>
          </table:table-cell>
          <table:table-cell office:value-type="float" office:value="-7.527" calcext:value-type="float">
            <text:p>-7,527</text:p>
          </table:table-cell>
          <table:table-cell office:value-type="float" office:value="4.826" calcext:value-type="float">
            <text:p>4,826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3" calcext:value-type="float">
            <text:p>16,3</text:p>
          </table:table-cell>
          <table:table-cell office:value-type="float" office:value="18.379" calcext:value-type="float">
            <text:p>18,379</text:p>
          </table:table-cell>
          <table:table-cell office:value-type="float" office:value="29.935" calcext:value-type="float">
            <text:p>29,935</text:p>
          </table:table-cell>
          <table:table-cell office:value-type="float" office:value="2.151" calcext:value-type="float">
            <text:p>2,151</text:p>
          </table:table-cell>
          <table:table-cell office:value-type="float" office:value="6.602" calcext:value-type="float">
            <text:p>6,602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807" calcext:value-type="float">
            <text:p>4,807</text:p>
          </table:table-cell>
          <table:table-cell office:value-type="float" office:value="6.001" calcext:value-type="float">
            <text:p>6,001</text:p>
          </table:table-cell>
          <table:table-cell office:value-type="float" office:value="4.787" calcext:value-type="float">
            <text:p>4,787</text:p>
          </table:table-cell>
          <table:table-cell office:value-type="float" office:value="10.796" calcext:value-type="float">
            <text:p>10,796</text:p>
          </table:table-cell>
          <table:table-cell office:value-type="float" office:value="3.763" calcext:value-type="float">
            <text:p>3,763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.66" calcext:value-type="float">
            <text:p>16,66</text:p>
          </table:table-cell>
          <table:table-cell office:value-type="float" office:value="27.045" calcext:value-type="float">
            <text:p>27,045</text:p>
          </table:table-cell>
          <table:table-cell office:value-type="float" office:value="23.501" calcext:value-type="float">
            <text:p>23,501</text:p>
          </table:table-cell>
          <table:table-cell office:value-type="float" office:value="33.149" calcext:value-type="float">
            <text:p>33,149</text:p>
          </table:table-cell>
          <table:table-cell office:value-type="float" office:value="7.209" calcext:value-type="float">
            <text:p>7,209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642" calcext:value-type="float">
            <text:p>12,642</text:p>
          </table:table-cell>
          <table:table-cell office:value-type="float" office:value="-19.757" calcext:value-type="float">
            <text:p>-19,757</text:p>
          </table:table-cell>
          <table:table-cell office:value-type="float" office:value="3.469" calcext:value-type="float">
            <text:p>3,469</text:p>
          </table:table-cell>
          <table:table-cell office:value-type="float" office:value="15.416" calcext:value-type="float">
            <text:p>15,416</text:p>
          </table:table-cell>
          <table:table-cell office:value-type="float" office:value="5.471" calcext:value-type="float">
            <text:p>5,471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.147" calcext:value-type="float">
            <text:p>-4,147</text:p>
          </table:table-cell>
          <table:table-cell office:value-type="float" office:value="2.843" calcext:value-type="float">
            <text:p>2,843</text:p>
          </table:table-cell>
          <table:table-cell office:value-type="float" office:value="1.49" calcext:value-type="float">
            <text:p>1,49</text:p>
          </table:table-cell>
          <table:table-cell office:value-type="float" office:value="3.858" calcext:value-type="float">
            <text:p>3,858</text:p>
          </table:table-cell>
          <table:table-cell office:value-type="float" office:value="3.074" calcext:value-type="float">
            <text:p>3,074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.147" calcext:value-type="float">
            <text:p>-4,147</text:p>
          </table:table-cell>
          <table:table-cell office:value-type="float" office:value="2.843" calcext:value-type="float">
            <text:p>2,843</text:p>
          </table:table-cell>
          <table:table-cell office:value-type="float" office:value="1.49" calcext:value-type="float">
            <text:p>1,49</text:p>
          </table:table-cell>
          <table:table-cell office:value-type="float" office:value="3.858" calcext:value-type="float">
            <text:p>3,858</text:p>
          </table:table-cell>
          <table:table-cell office:value-type="float" office:value="3.074" calcext:value-type="float">
            <text:p>3,074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.147" calcext:value-type="float">
            <text:p>-4,147</text:p>
          </table:table-cell>
          <table:table-cell office:value-type="float" office:value="2.843" calcext:value-type="float">
            <text:p>2,843</text:p>
          </table:table-cell>
          <table:table-cell office:value-type="float" office:value="1.49" calcext:value-type="float">
            <text:p>1,49</text:p>
          </table:table-cell>
          <table:table-cell office:value-type="float" office:value="3.858" calcext:value-type="float">
            <text:p>3,858</text:p>
          </table:table-cell>
          <table:table-cell office:value-type="float" office:value="3.074" calcext:value-type="float">
            <text:p>3,074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.147" calcext:value-type="float">
            <text:p>-4,147</text:p>
          </table:table-cell>
          <table:table-cell office:value-type="float" office:value="2.843" calcext:value-type="float">
            <text:p>2,843</text:p>
          </table:table-cell>
          <table:table-cell office:value-type="float" office:value="1.49" calcext:value-type="float">
            <text:p>1,49</text:p>
          </table:table-cell>
          <table:table-cell office:value-type="float" office:value="3.858" calcext:value-type="float">
            <text:p>3,858</text:p>
          </table:table-cell>
          <table:table-cell office:value-type="float" office:value="3.074" calcext:value-type="float">
            <text:p>3,074</text:p>
          </table:table-cell>
          <table:table-cell office:value-type="float" office:value="7.895" calcext:value-type="float">
            <text:p>7,895</text:p>
          </table:table-cell>
          <table:table-cell office:value-type="float" office:value="4.033" calcext:value-type="float">
            <text:p>4,0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 style:data-style-name="N2" text:time-value="00:19:50.142973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00:29:39.968428164</dc:date>
    <dc:creator>Jacek Hojczak</dc:creator>
    <meta:generator>LibreOffice/4.2.6.2$Linux_X86_64 LibreOffice_project/420$Build-2</meta:generator>
    <meta:editing-duration>P0D</meta:editing-duration>
    <meta:editing-cycles>1</meta:editing-cycles>
    <meta:document-statistic meta:table-count="1" meta:cell-count="8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bar" chart:style-name="ch1">
        <chart:legend chart:legend-position="end" svg:x="14.483cm" svg:y="4.203cm" style:legend-expansion="high" chart:style-name="ch2"/>
        <chart:plot-area chart:style-name="ch3" table:cell-range-address="Sheet1.F1:Sheet1.F101" chart:data-source-has-labels="row" svg:x="0.77cm" svg:y="0.855cm" svg:width="13.073cm" svg:height="7.55cm">
          <chartooo:coordinate-region svg:x="1.391cm" svg:y="1.055cm" svg:width="12.452cm" svg:height="6.5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01" chart:label-cell-address="Sheet1.F1:Sheet1.F1" chart:class="chart:bar">
            <chart:data-point chart:repeated="67"/>
            <chart:data-point chart:style-name="ch8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98">
                <text:p>2.198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98">
                <text:p>6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1">
                <text:p>3.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42">
                <text:p>13.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41">
                <text:p>13.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58">
                <text:p>13.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09">
                <text:p>7.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74">
                <text:p>3.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